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b013" officeooo:paragraph-rsid="000bb013" style:font-weight-asian="bold" style:font-weight-complex="bold"/>
    </style:style>
    <style:style style:name="P2" style:family="paragraph" style:parent-style-name="Standard">
      <style:text-properties fo:font-weight="bold" officeooo:rsid="0005d1ac" officeooo:paragraph-rsid="000f8ee9" style:font-weight-asian="bold" style:font-weight-complex="bold"/>
    </style:style>
    <style:style style:name="P3" style:family="paragraph" style:parent-style-name="Standard">
      <style:text-properties fo:font-weight="bold" officeooo:rsid="0005d1ac" officeooo:paragraph-rsid="000bb013" style:font-weight-asian="bold" style:font-weight-complex="bold"/>
    </style:style>
    <style:style style:name="P4" style:family="paragraph" style:parent-style-name="Standard">
      <style:text-properties fo:font-weight="bold" officeooo:rsid="0005d1ac" officeooo:paragraph-rsid="000ce3a2" style:font-weight-asian="bold" style:font-weight-complex="bold"/>
    </style:style>
    <style:style style:name="P5" style:family="paragraph" style:parent-style-name="Standard">
      <style:text-properties fo:font-weight="bold" officeooo:rsid="0005d1ac" officeooo:paragraph-rsid="0005d1ac" style:font-weight-asian="bold" style:font-weight-complex="bold"/>
    </style:style>
    <style:style style:name="P6" style:family="paragraph" style:parent-style-name="Standard">
      <style:text-properties fo:font-weight="bold" officeooo:rsid="0007cda7" officeooo:paragraph-rsid="000ce3a2" style:font-weight-asian="bold" style:font-weight-complex="bold"/>
    </style:style>
    <style:style style:name="P7" style:family="paragraph" style:parent-style-name="Standard">
      <style:text-properties fo:font-weight="bold" officeooo:rsid="0007cda7" officeooo:paragraph-rsid="0007cda7" style:font-weight-asian="bold" style:font-weight-complex="bold"/>
    </style:style>
    <style:style style:name="P8" style:family="paragraph" style:parent-style-name="Standard">
      <style:text-properties fo:font-weight="normal" officeooo:rsid="0005d1ac" officeooo:paragraph-rsid="0005d1ac" style:font-weight-asian="normal" style:font-weight-complex="normal"/>
    </style:style>
    <style:style style:name="P9" style:family="paragraph" style:parent-style-name="Standard">
      <style:text-properties fo:font-weight="normal" officeooo:rsid="0007cda7" officeooo:paragraph-rsid="0007cda7" style:font-weight-asian="normal" style:font-weight-complex="normal"/>
    </style:style>
    <style:style style:name="P10" style:family="paragraph" style:parent-style-name="Standard">
      <style:text-properties fo:font-weight="normal" officeooo:rsid="00098806" officeooo:paragraph-rsid="00098806" style:font-weight-asian="normal" style:font-weight-complex="normal"/>
    </style:style>
    <style:style style:name="P11" style:family="paragraph" style:parent-style-name="Standard">
      <style:text-properties fo:font-weight="normal" officeooo:rsid="000a4c57" officeooo:paragraph-rsid="000a4c57" style:font-weight-asian="normal" style:font-weight-complex="normal"/>
    </style:style>
    <style:style style:name="P1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weight="normal" officeooo:rsid="0005d1ac" officeooo:paragraph-rsid="0005d1ac" style:font-weight-asian="normal" style:font-weight-complex="normal"/>
    </style:style>
    <style:style style:name="P1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weight="bold" officeooo:rsid="0005d1ac" officeooo:paragraph-rsid="000f8ee9" style:font-weight-asian="bold" style:font-weight-complex="bold"/>
    </style:style>
    <style:style style:name="T1" style:family="text">
      <style:text-properties style:font-name="Times New Roman" fo:font-size="12pt" fo:language="en" fo:country="IN" style:font-size-asian="12pt" style:language-asian="en" style:country-asian="IN" style:font-name-complex="Times New Roman1" style:font-size-complex="12pt"/>
    </style:style>
    <style:style style:name="T2" style:family="text">
      <style:text-properties officeooo:rsid="000f8e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kshay S. Chavan<text:tab/><text:tab/><text:tab/><text:tab/><text:tab/><text:tab/><text:tab/>TEB-15</text:p>
      <text:p text:style-name="P13"><text:tab/><text:tab/><text:tab/><text:tab/><text:tab/><text:span text:style-name="T2">ASSIGNEMENT <text:s/>NO-10</text:span></text:p>
      <text:p text:style-name="P2"><text:span text:style-name="T2">DA</text:span>TABASE BOOKS-</text:p>
      <text:p text:style-name="P8">&gt; db.Books.find().pretty() </text:p>
      <text:p text:style-name="P8">{ </text:p>
      <text:p text:style-name="P8"><text:tab/>"_id" : ObjectId("59a8ee2093677bf951dcd9b4"), </text:p>
      <text:p text:style-name="P8"><text:tab/>"TITLE" : "Java: The Complete Reference", </text:p>
      <text:p text:style-name="P8"><text:tab/>"DESCRIPTION" : "best reference book for Java", </text:p>
      <text:p text:style-name="P8"><text:tab/>"BY" : "Herbert Shieldt", </text:p>
      <text:p text:style-name="P8"><text:tab/>"URL" : "www.javacompletereference.com", </text:p>
      <text:p text:style-name="P8"><text:tab/>"TAGS" : "Java", </text:p>
      <text:p text:style-name="P8"><text:tab/>"LIKES" : 10000000000 </text:p>
      <text:p text:style-name="P8">} </text:p>
      <text:p text:style-name="P8">{ </text:p>
      <text:p text:style-name="P8"><text:tab/>"_id" : ObjectId("59a8ee8693677bf951dcd9b5"), </text:p>
      <text:p text:style-name="P8"><text:tab/>"TITLE" : "MongoDB", </text:p>
      <text:p text:style-name="P8"><text:tab/>"DESCRIPTION" : "Book for MongoDB database", </text:p>
      <text:p text:style-name="P8"><text:tab/>"BY" : "john", </text:p>
      <text:p text:style-name="P8"><text:tab/>"URL" : "www.mongodb.org", </text:p>
      <text:p text:style-name="P8"><text:tab/>"TAGS" : "NoSQL", </text:p>
      <text:p text:style-name="P8"><text:tab/>"LIKES" : 100000000 </text:p>
      <text:p text:style-name="P8">} </text:p>
      <text:p text:style-name="P8">{ </text:p>
      <text:p text:style-name="P8"><text:tab/>"_id" : ObjectId("59a8eee393677bf951dcd9b6"), </text:p>
      <text:p text:style-name="P8"><text:tab/>"TITLE" : "Software Engineering", </text:p>
      <text:p text:style-name="P8"><text:tab/>"DESCRIPTION" : "includes software engineering processes", </text:p>
      <text:p text:style-name="P8"><text:tab/>"BY" : "Roger Pressman", </text:p>
      <text:p text:style-name="P8"><text:tab/>"URL" : "www.mcgrawhills.org", </text:p>
      <text:p text:style-name="P8"><text:tab/>"TAGS" : "Software", </text:p>
      <text:p text:style-name="P8"><text:tab/>"LIKES" : 10000000 </text:p>
      <text:p text:style-name="P8">} </text:p>
      <text:p text:style-name="P8">{ </text:p>
      <text:p text:style-name="P8"><text:tab/>"_id" : ObjectId("59a8ef2d93677bf951dcd9b7"), </text:p>
      <text:p text:style-name="P8"><text:tab/>"TITLE" : "Let us C", </text:p>
      <text:p text:style-name="P8"><text:tab/>"DESCRIPTION" : "C programming for practitioners", </text:p>
      <text:p text:style-name="P8"><text:tab/>"BY" : "Balagurusamy", </text:p>
      <text:p text:style-name="P8"><text:tab/>"URL" : "www.letusc.org", </text:p>
      <text:p text:style-name="P8"><text:tab/>"TAGS" : "C", </text:p>
      <text:p text:style-name="P8"><text:tab/>"LIKES" : 1000000000 </text:p>
      <text:p text:style-name="P8">} </text:p>
      <text:p text:style-name="P8">{ </text:p>
      <text:p text:style-name="P8"><text:tab/>"_id" : ObjectId("59a8ef9793677bf951dcd9b8"), </text:p>
      <text:p text:style-name="P8"><text:tab/>"TITLE" : "Cloud Computing", </text:p>
      <text:p text:style-name="P8"><text:tab/>"DESCRIPTION" : "Cloud Computing", </text:p>
      <text:p text:style-name="P8"><text:tab/>"BY" : "M. S. Dhoni", </text:p>
      <text:p text:style-name="P8"><text:tab/>"URL" : "www.CloudComputing.org", </text:p>
      <text:p text:style-name="P8"><text:tab/>"TAGS" : "CloudComputing", </text:p>
      <text:p text:style-name="P8"><text:tab/>"LIKES" : 100 </text:p>
      <text:p text:style-name="P8">} </text:p>
      <text:p text:style-name="P8"/>
      <text:p text:style-name="P12"/>
      <text:p text:style-name="P8"/>
      <text:p text:style-name="P8"><text:soft-page-break/></text:p>
      <text:p text:style-name="P8"/>
      <text:p text:style-name="P3">1.<text:span text:style-name="T1">Create a collection named books.</text:span></text:p>
      <text:p text:style-name="P8"/>
      <text:p text:style-name="P8">&gt;db.createCollection("Books")</text:p>
      <text:p text:style-name="P8"/>
      <text:p text:style-name="P4">2.<text:span text:style-name="T1">Insert 5 records with field TITLE,DESCRIPTION,BY,URL,TAGS AND LIKES</text:span></text:p>
      <text:p text:style-name="P5"/>
      <text:p text:style-name="P8">&gt; db.Books.insert({TITLE:"Java: The Complete Reference",DESCRIPTION:"best reference book for Java",BY:"Herbert Shieldt",URL:"www.javacompletereference.com",TAGS:"Java",LIKES:10000000000}) </text:p>
      <text:p text:style-name="P8">WriteResult({ "nInserted" : 1 }) </text:p>
      <text:p text:style-name="P8"/>
      <text:p text:style-name="P8">&gt; db.Books.insert({TITLE:"MongoDB",DESCRIPTION:"Book for MongoDB database",BY:"john",URL:"www.mongodb.org",TAGS:"NoSQL",LIKES:100000000}) </text:p>
      <text:p text:style-name="P8">WriteResult({ "nInserted" : 1 }) </text:p>
      <text:p text:style-name="P8"/>
      <text:p text:style-name="P8">&gt; db.Books.insert({TITLE:"Software Engineering",DESCRIPTION:"includes software engineering processes",BY:"Roger Pressman",URL:"www.mcgrawhills.org",TAGS:"Software",LIKES:10000000}) </text:p>
      <text:p text:style-name="P8">WriteResult({ "nInserted" : 1 }) </text:p>
      <text:p text:style-name="P8"/>
      <text:p text:style-name="P8">&gt; db.Books.insert({TITLE:"Let us C",DESCRIPTION:"C programming for practitioners",BY:"Balagurusamy",URL:"www.letusc.org",TAGS:"C",LIKES:1000000000}) </text:p>
      <text:p text:style-name="P8">WriteResult({ "nInserted" : 1 }) </text:p>
      <text:p text:style-name="P8"/>
      <text:p text:style-name="P8">&gt; db.Books.insert({TITLE:"Cloud Computing",DESCRIPTION:"Cloud Computing",BY:"M. S. Dhoni",URL:"www.CloudComputing.org",TAGS:"CloudComputing",LIKES:100}) <text:tab/><text:tab/><text:tab/></text:p>
      <text:p text:style-name="P8"/>
      <text:p text:style-name="P8"/>
      <text:p text:style-name="P4">3. <text:span text:style-name="T1">Insert 1 more document in collection with additional field of user name and comments.</text:span></text:p>
      <text:p text:style-name="P5"/>
      <text:p text:style-name="P8">&gt; db.Books.insert({TITLE:"Cloud Computing",DESCRIPTION:"Cloud Computing",BY:"M. S. Dhoni",URL:"www.CloudComputing.org",TAGS:"CloudComputing",LIKES:100,USERNAME:"Akshay",COMMENTS:"Nice Book"}) </text:p>
      <text:p text:style-name="P8">WriteResult({ "nInserted" : 1 }) </text:p>
      <text:p text:style-name="P8"/>
      <text:p text:style-name="P4">4. <text:span text:style-name="T1">Display all the documents whose title is 'mongodb'.</text:span></text:p>
      <text:p text:style-name="P5"/>
      <text:p text:style-name="P8"><text:s/>db.Books.find({TITLE:"MongoDB").pretty() </text:p>
      <text:p text:style-name="P8">... </text:p>
      <text:p text:style-name="P8">... </text:p>
      <text:p text:style-name="P8">&gt; </text:p>
      <text:p text:style-name="P8">&gt; db.Books.find({TITLE:"MongoDB"}).pretty() </text:p>
      <text:p text:style-name="P8">{ </text:p>
      <text:p text:style-name="P8"><text:tab/>"_id" : ObjectId("59a8ee8693677bf951dcd9b5"), </text:p>
      <text:p text:style-name="P8"><text:tab/>"TITLE" : "MongoDB", </text:p>
      <text:p text:style-name="P8"><text:tab/>"DESCRIPTION" : "Book for MongoDB database", </text:p>
      <text:p text:style-name="P8"><text:tab/>"BY" : "john", </text:p>
      <text:p text:style-name="P8"><text:tab/>"URL" : "www.mongodb.org", </text:p>
      <text:p text:style-name="P8"><text:tab/>"TAGS" : "NoSQL", </text:p>
      <text:p text:style-name="P8"><text:tab/>"LIKES" : 100000000 </text:p>
      <text:p text:style-name="P8"><text:soft-page-break/></text:p>
      <text:p text:style-name="P8"/>
      <text:p text:style-name="P4">5. <text:span text:style-name="T1">Display all the documents written by 'john' or whose title is 'mongodb'.</text:span></text:p>
      <text:p text:style-name="P5"/>
      <text:p text:style-name="P8">&gt; db.Books.find({$or:[{TITLE:"MongoDB"} , {BY:"john"}]}).pretty() </text:p>
      <text:p text:style-name="P8">{ </text:p>
      <text:p text:style-name="P8"><text:tab/>"_id" : ObjectId("59a8ee8693677bf951dcd9b5"), </text:p>
      <text:p text:style-name="P8"><text:tab/>"TITLE" : "MongoDB", </text:p>
      <text:p text:style-name="P8"><text:tab/>"DESCRIPTION" : "Book for MongoDB database", </text:p>
      <text:p text:style-name="P8"><text:tab/>"BY" : "john", </text:p>
      <text:p text:style-name="P8"><text:tab/>"URL" : "www.mongodb.org", </text:p>
      <text:p text:style-name="P8"><text:tab/>"TAGS" : "NoSQL", </text:p>
      <text:p text:style-name="P8"><text:tab/>"LIKES" : 100000000 </text:p>
      <text:p text:style-name="P8">} </text:p>
      <text:p text:style-name="P8"/>
      <text:p text:style-name="P4">6. <text:s/><text:span text:style-name="T1">Display all the documents whose title is 'mongodb' and written by 'john'.</text:span></text:p>
      <text:p text:style-name="P5"/>
      <text:p text:style-name="P8">&gt; db.Books.find({$and:[{TITLE:"MongoDB"} , {BY:"john"}]}).pretty() </text:p>
      <text:p text:style-name="P8">{ </text:p>
      <text:p text:style-name="P8"><text:tab/>"_id" : ObjectId("59a8ee8693677bf951dcd9b5"), </text:p>
      <text:p text:style-name="P8"><text:tab/>"TITLE" : "MongoDB", </text:p>
      <text:p text:style-name="P8"><text:tab/>"DESCRIPTION" : "Book for MongoDB database", </text:p>
      <text:p text:style-name="P8"><text:tab/>"BY" : "john", </text:p>
      <text:p text:style-name="P8"><text:tab/>"URL" : "www.mongodb.org", </text:p>
      <text:p text:style-name="P8"><text:tab/>"TAGS" : "NoSQL", </text:p>
      <text:p text:style-name="P8"><text:tab/>"LIKES" : 100000000 </text:p>
      <text:p text:style-name="P8">} </text:p>
      <text:p text:style-name="P8"/>
      <text:p text:style-name="P8"/>
      <text:p text:style-name="P6">7. <text:span text:style-name="T1">Display all the documents whose like is greater than 10.</text:span></text:p>
      <text:p text:style-name="P7"/>
      <text:p text:style-name="P9">&gt; db.Books.find({LIKES :{$gt:10}}).pretty() </text:p>
      <text:p text:style-name="P9">{ </text:p>
      <text:p text:style-name="P9"><text:tab/>"_id" : ObjectId("59a8ee2093677bf951dcd9b4"), </text:p>
      <text:p text:style-name="P9"><text:tab/>"TITLE" : "Java: The Complete Reference", </text:p>
      <text:p text:style-name="P9"><text:tab/>"DESCRIPTION" : "best reference book for Java", </text:p>
      <text:p text:style-name="P9"><text:tab/>"BY" : "Herbert Shieldt", </text:p>
      <text:p text:style-name="P9"><text:tab/>"URL" : "www.javacompletereference.com", </text:p>
      <text:p text:style-name="P9"><text:tab/>"TAGS" : "Java", </text:p>
      <text:p text:style-name="P9"><text:tab/>"LIKES" : 10000000000 </text:p>
      <text:p text:style-name="P9">} </text:p>
      <text:p text:style-name="P9">{ </text:p>
      <text:p text:style-name="P9"><text:tab/>"_id" : ObjectId("59a8ee8693677bf951dcd9b5"), </text:p>
      <text:p text:style-name="P9"><text:tab/>"TITLE" : "MongoDB", </text:p>
      <text:p text:style-name="P9"><text:tab/>"DESCRIPTION" : "Book for MongoDB database", </text:p>
      <text:p text:style-name="P9"><text:tab/>"BY" : "john", </text:p>
      <text:p text:style-name="P9"><text:tab/>"URL" : "www.mongodb.org", </text:p>
      <text:p text:style-name="P9"><text:tab/>"TAGS" : "NoSQL", </text:p>
      <text:p text:style-name="P9"><text:tab/>"LIKES" : 100000000, </text:p>
      <text:p text:style-name="P9"><text:tab/>"LIKE" : 5 </text:p>
      <text:p text:style-name="P9">} </text:p>
      <text:p text:style-name="P9">{ </text:p>
      <text:p text:style-name="P9"><text:soft-page-break/><text:tab/>"_id" : ObjectId("59a8eee393677bf951dcd9b6"), </text:p>
      <text:p text:style-name="P9"><text:tab/>"TITLE" : "Software Engineering", </text:p>
      <text:p text:style-name="P9"><text:tab/>"DESCRIPTION" : "includes software engineering processes", </text:p>
      <text:p text:style-name="P9"><text:tab/>"BY" : "Roger Pressman", </text:p>
      <text:p text:style-name="P9"><text:tab/>"URL" : "www.mcgrawhills.org", </text:p>
      <text:p text:style-name="P9"><text:tab/>"TAGS" : "Software", </text:p>
      <text:p text:style-name="P9"><text:tab/>"LIKES" : 10000000 </text:p>
      <text:p text:style-name="P9">} </text:p>
      <text:p text:style-name="P9">{ </text:p>
      <text:p text:style-name="P9"><text:tab/>"_id" : ObjectId("59a8ef2d93677bf951dcd9b7"), </text:p>
      <text:p text:style-name="P9"><text:tab/>"TITLE" : "Let us C", </text:p>
      <text:p text:style-name="P9"><text:tab/>"DESCRIPTION" : "C programming for practitioners", </text:p>
      <text:p text:style-name="P9"><text:tab/>"BY" : "Balagurusamy", </text:p>
      <text:p text:style-name="P9"><text:tab/>"URL" : "www.letusc.org", </text:p>
      <text:p text:style-name="P9"><text:tab/>"TAGS" : "C", </text:p>
      <text:p text:style-name="P9"><text:tab/>"LIKES" : 1000000000 </text:p>
      <text:p text:style-name="P9">} </text:p>
      <text:p text:style-name="P9">{ </text:p>
      <text:p text:style-name="P9"><text:tab/>"_id" : ObjectId("59a8ef9793677bf951dcd9b8"), </text:p>
      <text:p text:style-name="P9"><text:tab/>"TITLE" : "Cloud Computing", </text:p>
      <text:p text:style-name="P9"><text:tab/>"DESCRIPTION" : "Cloud Computing", </text:p>
      <text:p text:style-name="P9"><text:tab/>"BY" : "M. S. Dhoni", </text:p>
      <text:p text:style-name="P9"><text:tab/>"URL" : "www.CloudComputing.org", </text:p>
      <text:p text:style-name="P9"><text:tab/>"TAGS" : "CloudComputing", </text:p>
      <text:p text:style-name="P9"><text:tab/>"LIKES" : 100 </text:p>
      <text:p text:style-name="P9">} </text:p>
      <text:p text:style-name="P9">{ </text:p>
      <text:p text:style-name="P9"><text:tab/>"_id" : ObjectId("59a8f03893677bf951dcd9b9"), </text:p>
      <text:p text:style-name="P9"><text:tab/>"TITLE" : "Cloud Computing", </text:p>
      <text:p text:style-name="P9"><text:tab/>"DESCRIPTION" : "Cloud Computing", </text:p>
      <text:p text:style-name="P9"><text:tab/>"BY" : "M. S. Dhoni", </text:p>
      <text:p text:style-name="P9"><text:tab/>"URL" : "www.CloudComputing.org", </text:p>
      <text:p text:style-name="P9"><text:tab/>"TAGS" : "CloudComputing", </text:p>
      <text:p text:style-name="P9"><text:tab/>"LIKES" : 100, </text:p>
      <text:p text:style-name="P9"><text:tab/>"USERNAME" : "Akshay", </text:p>
      <text:p text:style-name="P9"><text:tab/>"COMMENTS" : "Nice Book" </text:p>
      <text:p text:style-name="P9">} </text:p>
      <text:p text:style-name="P9"/>
      <text:p text:style-name="P9"/>
      <text:p text:style-name="P6">8. <text:span text:style-name="T1">Display all the documents whose like is greater than 100 and whose title is either 'mongodb' or written by 'john'.</text:span></text:p>
      <text:p text:style-name="P7"/>
      <text:p text:style-name="P9">&gt; db.Books.find({$or:[{TITLE:"MongoDB"} , {BY:"john"}, {LIKES: {$gt:10}}]}).pretty() </text:p>
      <text:p text:style-name="P9">{ </text:p>
      <text:p text:style-name="P9"><text:tab/>"_id" : ObjectId("59a8ee2093677bf951dcd9b4"), </text:p>
      <text:p text:style-name="P9"><text:tab/>"TITLE" : "Java: The Complete Reference", </text:p>
      <text:p text:style-name="P9"><text:tab/>"DESCRIPTION" : "best reference book for Java", </text:p>
      <text:p text:style-name="P9"><text:tab/>"BY" : "Herbert Shieldt", </text:p>
      <text:p text:style-name="P9"><text:tab/>"URL" : "www.javacompletereference.com", </text:p>
      <text:p text:style-name="P9"><text:tab/>"TAGS" : "Java", </text:p>
      <text:p text:style-name="P9"><text:tab/>"LIKES" : 10000000000 </text:p>
      <text:p text:style-name="P9">} </text:p>
      <text:p text:style-name="P9"><text:soft-page-break/>{ </text:p>
      <text:p text:style-name="P9"><text:tab/>"_id" : ObjectId("59a8ee8693677bf951dcd9b5"), </text:p>
      <text:p text:style-name="P9"><text:tab/>"TITLE" : "MongoDB", </text:p>
      <text:p text:style-name="P9"><text:tab/>"DESCRIPTION" : "Book for MongoDB database", </text:p>
      <text:p text:style-name="P9"><text:tab/>"BY" : "john", </text:p>
      <text:p text:style-name="P9"><text:tab/>"URL" : "www.mongodb.org", </text:p>
      <text:p text:style-name="P9"><text:tab/>"TAGS" : "NoSQL", </text:p>
      <text:p text:style-name="P9"><text:tab/>"LIKES" : 100000000, </text:p>
      <text:p text:style-name="P9"><text:tab/>"LIKE" : 5 </text:p>
      <text:p text:style-name="P9">} </text:p>
      <text:p text:style-name="P9">{ </text:p>
      <text:p text:style-name="P9"><text:tab/>"_id" : ObjectId("59a8eee393677bf951dcd9b6"), </text:p>
      <text:p text:style-name="P9"><text:tab/>"TITLE" : "Software Engineering", </text:p>
      <text:p text:style-name="P9"><text:tab/>"DESCRIPTION" : "includes software engineering processes", </text:p>
      <text:p text:style-name="P9"><text:tab/>"BY" : "Roger Pressman", </text:p>
      <text:p text:style-name="P9"><text:tab/>"URL" : "www.mcgrawhills.org", </text:p>
      <text:p text:style-name="P9"><text:tab/>"TAGS" : "Software", </text:p>
      <text:p text:style-name="P9"><text:tab/>"LIKES" : 10000000 </text:p>
      <text:p text:style-name="P9">} </text:p>
      <text:p text:style-name="P9">{ </text:p>
      <text:p text:style-name="P9"><text:tab/>"_id" : ObjectId("59a8ef2d93677bf951dcd9b7"), </text:p>
      <text:p text:style-name="P9"><text:tab/>"TITLE" : "Let us C", </text:p>
      <text:p text:style-name="P9"><text:tab/>"DESCRIPTION" : "C programming for practitioners", </text:p>
      <text:p text:style-name="P9"><text:tab/>"BY" : "Balagurusamy", </text:p>
      <text:p text:style-name="P9"><text:tab/>"URL" : "www.letusc.org", </text:p>
      <text:p text:style-name="P9"><text:tab/>"TAGS" : "C", </text:p>
      <text:p text:style-name="P9"><text:tab/>"LIKES" : 1000000000 </text:p>
      <text:p text:style-name="P9">} </text:p>
      <text:p text:style-name="P9">{ </text:p>
      <text:p text:style-name="P9"><text:tab/>"_id" : ObjectId("59a8ef9793677bf951dcd9b8"), </text:p>
      <text:p text:style-name="P9"><text:tab/>"TITLE" : "Cloud Computing", </text:p>
      <text:p text:style-name="P9"><text:tab/>"DESCRIPTION" : "Cloud Computing", </text:p>
      <text:p text:style-name="P9"><text:tab/>"BY" : "M. S. Dhoni", </text:p>
      <text:p text:style-name="P9"><text:tab/>"URL" : "www.CloudComputing.org", </text:p>
      <text:p text:style-name="P9"><text:tab/>"TAGS" : "CloudComputing", </text:p>
      <text:p text:style-name="P9"><text:tab/>"LIKES" : 100 </text:p>
      <text:p text:style-name="P9">} </text:p>
      <text:p text:style-name="P9">{ </text:p>
      <text:p text:style-name="P9"><text:tab/>"_id" : ObjectId("59a8f03893677bf951dcd9b9"), </text:p>
      <text:p text:style-name="P9"><text:tab/>"TITLE" : "Cloud Computing", </text:p>
      <text:p text:style-name="P9"><text:tab/>"DESCRIPTION" : "Cloud Computing", </text:p>
      <text:p text:style-name="P9"><text:tab/>"BY" : "M. S. Dhoni", </text:p>
      <text:p text:style-name="P9"><text:tab/>"URL" : "www.CloudComputing.org", </text:p>
      <text:p text:style-name="P9"><text:tab/>"TAGS" : "CloudComputing", </text:p>
      <text:p text:style-name="P9"><text:tab/>"LIKES" : 100, </text:p>
      <text:p text:style-name="P9"><text:tab/>"USERNAME" : "Akshay", </text:p>
      <text:p text:style-name="P9"><text:tab/>"COMMENTS" : "Nice Book" </text:p>
      <text:p text:style-name="P9">} </text:p>
      <text:p text:style-name="P9"/>
      <text:p text:style-name="P9"/>
      <text:p text:style-name="P6">9. <text:span text:style-name="T1">Update the title of 'mongodb' document to 'mongodb overview'</text:span></text:p>
      <text:p text:style-name="P9">&gt; db.Books.update({TITLE:"MongoDB"},{$set: {TITLE:"MongoDB Overview"}}) </text:p>
      <text:p text:style-name="P9"><text:soft-page-break/>WriteResult({ "nMatched" : 1, "nUpserted" : 0, "nModified" : 1 }) </text:p>
      <text:p text:style-name="P9"/>
      <text:p text:style-name="P9"/>
      <text:p text:style-name="P6">10. <text:span text:style-name="T1">Delete the document titled 'nosql overview'.</text:span></text:p>
      <text:p text:style-name="P7"/>
      <text:p text:style-name="P9">&gt; db.Books.remove({TITLE:"NoSQL Overview"}) </text:p>
      <text:p text:style-name="P9">WriteResult({ "nRemoved" : 0 }) </text:p>
      <text:p text:style-name="P9"/>
      <text:p text:style-name="P7"/>
      <text:p text:style-name="P6">11. <text:span text:style-name="T1">Display exactly two documents written by 'john'.</text:span></text:p>
      <text:p text:style-name="P7"/>
      <text:p text:style-name="P9">&gt; db.Books.find({BY:"john"}).pretty().limit(2) </text:p>
      <text:p text:style-name="P9">{ </text:p>
      <text:p text:style-name="P9"><text:tab/>"_id" : ObjectId("59a8ee8693677bf951dcd9b5"), </text:p>
      <text:p text:style-name="P9"><text:tab/>"TITLE" : "MongoDB Overview", </text:p>
      <text:p text:style-name="P9"><text:tab/>"DESCRIPTION" : "Book for MongoDB database", </text:p>
      <text:p text:style-name="P9"><text:tab/>"BY" : "john", </text:p>
      <text:p text:style-name="P9"><text:tab/>"URL" : "www.mongodb.org", </text:p>
      <text:p text:style-name="P9"><text:tab/>"TAGS" : "NoSQL", </text:p>
      <text:p text:style-name="P9"><text:tab/>"LIKES" : 100000000, </text:p>
      <text:p text:style-name="P9"><text:tab/>"LIKE" : 5 </text:p>
      <text:p text:style-name="P9">} </text:p>
      <text:p text:style-name="P9">{ </text:p>
      <text:p text:style-name="P9"><text:tab/>"_id" : ObjectId("59a8ef9793677bf951dcd9b8"), </text:p>
      <text:p text:style-name="P9"><text:tab/>"TITLE" : "Cloud Computing", </text:p>
      <text:p text:style-name="P9"><text:tab/>"DESCRIPTION" : "Cloud Computing", </text:p>
      <text:p text:style-name="P9"><text:tab/>"BY" : "john", </text:p>
      <text:p text:style-name="P9"><text:tab/>"URL" : "www.CloudComputing.org", </text:p>
      <text:p text:style-name="P9"><text:tab/>"TAGS" : "CloudComputing", </text:p>
      <text:p text:style-name="P9"><text:tab/>"LIKES" : 100 </text:p>
      <text:p text:style-name="P9">} </text:p>
      <text:p text:style-name="P9"/>
      <text:p text:style-name="P6">12. <text:span text:style-name="T1">Display the second document published by 'john'.</text:span></text:p>
      <text:p text:style-name="P7"/>
      <text:p text:style-name="P9">&gt; db.Books.find({BY:"john"}).pretty().skip(1) </text:p>
      <text:p text:style-name="P9">{ </text:p>
      <text:p text:style-name="P9"><text:tab/>"_id" : ObjectId("59a8ef9793677bf951dcd9b8"), </text:p>
      <text:p text:style-name="P9"><text:tab/>"TITLE" : "Cloud Computing", </text:p>
      <text:p text:style-name="P9"><text:tab/>"DESCRIPTION" : "Cloud Computing", </text:p>
      <text:p text:style-name="P9"><text:tab/>"BY" : "john", </text:p>
      <text:p text:style-name="P9"><text:tab/>"URL" : "www.CloudComputing.org", </text:p>
      <text:p text:style-name="P9"><text:tab/>"TAGS" : "CloudComputing", </text:p>
      <text:p text:style-name="P9"><text:tab/>"LIKES" : 100 </text:p>
      <text:p text:style-name="P9">} </text:p>
      <text:p text:style-name="P9"/>
      <text:p text:style-name="P6">13. <text:span text:style-name="T1">Display all the books in the sorted fashion.</text:span></text:p>
      <text:p text:style-name="P7"/>
      <text:p text:style-name="P11">&gt; db.Books.find().pretty().sort({TITLE:1}) </text:p>
      <text:p text:style-name="P11">{ </text:p>
      <text:p text:style-name="P11"><text:tab/>"_id" : ObjectId("59a8ef9793677bf951dcd9b8"), </text:p>
      <text:p text:style-name="P11"><text:tab/>"TITLE" : "Cloud Computing", </text:p>
      <text:p text:style-name="P11"><text:tab/>"DESCRIPTION" : "Cloud Computing", </text:p>
      <text:p text:style-name="P11"><text:soft-page-break/><text:tab/>"BY" : "john", </text:p>
      <text:p text:style-name="P11"><text:tab/>"URL" : "www.CloudComputing.org", </text:p>
      <text:p text:style-name="P11"><text:tab/>"TAGS" : "CloudComputing", </text:p>
      <text:p text:style-name="P11"><text:tab/>"LIKES" : 100 </text:p>
      <text:p text:style-name="P11">} </text:p>
      <text:p text:style-name="P11">{ </text:p>
      <text:p text:style-name="P11"><text:tab/>"_id" : ObjectId("59a8f03893677bf951dcd9b9"), </text:p>
      <text:p text:style-name="P11"><text:tab/>"TITLE" : "Cloud Computing", </text:p>
      <text:p text:style-name="P11"><text:tab/>"DESCRIPTION" : "Cloud Computing", </text:p>
      <text:p text:style-name="P11"><text:tab/>"BY" : "M. S. Dhoni", </text:p>
      <text:p text:style-name="P11"><text:tab/>"URL" : "www.CloudComputing.org", </text:p>
      <text:p text:style-name="P11"><text:tab/>"TAGS" : "CloudComputing", </text:p>
      <text:p text:style-name="P11"><text:tab/>"LIKES" : 100, </text:p>
      <text:p text:style-name="P11"><text:tab/>"USERNAME" : "Akshay", </text:p>
      <text:p text:style-name="P11"><text:tab/>"COMMENTS" : "Nice Book" </text:p>
      <text:p text:style-name="P11">} </text:p>
      <text:p text:style-name="P11">{ </text:p>
      <text:p text:style-name="P11"><text:tab/>"_id" : ObjectId("59a8ee2093677bf951dcd9b4"), </text:p>
      <text:p text:style-name="P11"><text:tab/>"TITLE" : "Java: The Complete Reference", </text:p>
      <text:p text:style-name="P11"><text:tab/>"DESCRIPTION" : "best reference book for Java", </text:p>
      <text:p text:style-name="P11"><text:tab/>"BY" : "Herbert Shieldt", </text:p>
      <text:p text:style-name="P11"><text:tab/>"URL" : "www.javacompletereference.com", </text:p>
      <text:p text:style-name="P11"><text:tab/>"TAGS" : "Java", </text:p>
      <text:p text:style-name="P11"><text:tab/>"LIKES" : 10000000000 </text:p>
      <text:p text:style-name="P11">} </text:p>
      <text:p text:style-name="P11">{ </text:p>
      <text:p text:style-name="P11"><text:tab/>"_id" : ObjectId("59a8f77f93677bf951dcd9ba"), </text:p>
      <text:p text:style-name="P11"><text:tab/>"TITLE" : "Java: The Complete Reference Edition 7", </text:p>
      <text:p text:style-name="P11"><text:tab/>"DESCRIPTION" : "best reference book for Java", </text:p>
      <text:p text:style-name="P11"><text:tab/>"BY" : "Herbert Shieldt", </text:p>
      <text:p text:style-name="P11"><text:tab/>"URL" : "www.javacompletereference.com", </text:p>
      <text:p text:style-name="P11"><text:tab/>"TAGS" : "Java", </text:p>
      <text:p text:style-name="P11"><text:tab/>"LIKES" : 10000000000 </text:p>
      <text:p text:style-name="P11">} </text:p>
      <text:p text:style-name="P11">{ </text:p>
      <text:p text:style-name="P11"><text:tab/>"_id" : ObjectId("59a8ef2d93677bf951dcd9b7"), </text:p>
      <text:p text:style-name="P11"><text:tab/>"TITLE" : "Let us C", </text:p>
      <text:p text:style-name="P11"><text:tab/>"DESCRIPTION" : "C programming for practitioners", </text:p>
      <text:p text:style-name="P11"><text:tab/>"BY" : "Balagurusamy", </text:p>
      <text:p text:style-name="P11"><text:tab/>"URL" : "www.letusc.org", </text:p>
      <text:p text:style-name="P11"><text:tab/>"TAGS" : "C", </text:p>
      <text:p text:style-name="P11"><text:tab/>"LIKES" : 1000000000 </text:p>
      <text:p text:style-name="P11">} </text:p>
      <text:p text:style-name="P11">{ </text:p>
      <text:p text:style-name="P11"><text:tab/>"_id" : ObjectId("59a8ee8693677bf951dcd9b5"), </text:p>
      <text:p text:style-name="P11"><text:tab/>"TITLE" : "MongoDB Overview", </text:p>
      <text:p text:style-name="P11"><text:tab/>"DESCRIPTION" : "Book for MongoDB database", </text:p>
      <text:p text:style-name="P11"><text:tab/>"BY" : "john", </text:p>
      <text:p text:style-name="P11"><text:tab/>"URL" : "www.mongodb.org", </text:p>
      <text:p text:style-name="P11"><text:tab/>"TAGS" : "NoSQL", </text:p>
      <text:p text:style-name="P11"><text:tab/>"LIKES" : 100000000, </text:p>
      <text:p text:style-name="P11"><text:tab/>"LIKE" : 5 </text:p>
      <text:p text:style-name="P11"><text:soft-page-break/>} </text:p>
      <text:p text:style-name="P11">{ </text:p>
      <text:p text:style-name="P11"><text:tab/>"_id" : ObjectId("59a8eee393677bf951dcd9b6"), </text:p>
      <text:p text:style-name="P11"><text:tab/>"TITLE" : "Software Engineering", </text:p>
      <text:p text:style-name="P11"><text:tab/>"DESCRIPTION" : "includes software engineering processes", </text:p>
      <text:p text:style-name="P11"><text:tab/>"BY" : "Roger Pressman", </text:p>
      <text:p text:style-name="P11"><text:tab/>"URL" : "www.mcgrawhills.org", </text:p>
      <text:p text:style-name="P11"><text:tab/>"TAGS" : "Software", </text:p>
      <text:p text:style-name="P11"><text:tab/>"LIKES" : 10000000 </text:p>
      <text:p text:style-name="P11">} </text:p>
      <text:p text:style-name="P9"/>
      <text:p text:style-name="P6">14. <text:span text:style-name="T1">Insert a document using save method.</text:span></text:p>
      <text:p text:style-name="P7"/>
      <text:p text:style-name="P10">&gt; db.Books.save({TITLE:"Java: The Complete Reference Edition 7",DESCRIPTION:"best reference book for Java",BY:"Herbert Shieldt",URL:"www.javacompletereference.com",TAGS:"Java",LIKES:10000000000}) </text:p>
      <text:p text:style-name="P10">WriteResult({ "nInserted" : 1 }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0:57:45.568317260</meta:creation-date>
    <dc:date>2017-10-26T22:47:31.916518590</dc:date>
    <meta:editing-duration>PT23M32S</meta:editing-duration>
    <meta:editing-cycles>14</meta:editing-cycles>
    <meta:generator>LibreOffice/5.1.2.2$Linux_X86_64 LibreOffice_project/10m0$Build-2</meta:generator>
    <meta:document-statistic meta:table-count="0" meta:image-count="0" meta:object-count="0" meta:page-count="8" meta:paragraph-count="327" meta:word-count="1151" meta:character-count="10006" meta:non-whitespace-character-count="8636"/>
  </office:meta>
</office:document-meta>
</file>